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7.442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3.556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2.97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443cm"/>
    </style:style>
    <style:style style:name="co10" style:family="table-column">
      <style:table-column-properties fo:break-before="auto" style:column-width="3.695cm"/>
    </style:style>
    <style:style style:name="co11" style:family="table-column">
      <style:table-column-properties fo:break-before="auto" style:column-width="4.471cm"/>
    </style:style>
    <style:style style:name="co12" style:family="table-column">
      <style:table-column-properties fo:break-before="auto" style:column-width="4.999cm"/>
    </style:style>
    <style:style style:name="co13" style:family="table-column">
      <style:table-column-properties fo:break-before="auto" style:column-width="2.946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2.891cm"/>
    </style:style>
    <style:style style:name="co16" style:family="table-column">
      <style:table-column-properties fo:break-before="auto" style:column-width="2.558cm"/>
    </style:style>
    <style:style style:name="co17" style:family="table-column">
      <style:table-column-properties fo:break-before="auto" style:column-width="4.554cm"/>
    </style:style>
    <style:style style:name="co18" style:family="table-column">
      <style:table-column-properties fo:break-before="auto" style:column-width="2.863cm"/>
    </style:style>
    <style:style style:name="co19" style:family="table-column">
      <style:table-column-properties fo:break-before="auto" style:column-width="2.723cm"/>
    </style:style>
    <style:style style:name="co20" style:family="table-column">
      <style:table-column-properties fo:break-before="auto" style:column-width="3.639cm"/>
    </style:style>
    <style:style style:name="co21" style:family="table-column">
      <style:table-column-properties fo:break-before="auto" style:column-width="3cm"/>
    </style:style>
    <style:style style:name="co22" style:family="table-column">
      <style:table-column-properties fo:break-before="auto" style:column-width="3.334cm"/>
    </style:style>
    <style:style style:name="co23" style:family="table-column">
      <style:table-column-properties fo:break-before="auto" style:column-width="3.39cm"/>
    </style:style>
    <style:style style:name="co24" style:family="table-column">
      <style:table-column-properties fo:break-before="auto" style:column-width="2.6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5" table:default-cell-style-name="Default"/>
        <table:table-row table:style-name="ro1" table:number-rows-repeated="2">
          <table:table-cell table:number-columns-repeated="40"/>
        </table:table-row>
        <table:table-row table:style-name="ro1">
          <table:table-cell office:value-type="string">
            <text:p>Dictionnaire des données</text:p>
          </table:table-cell>
          <table:table-cell table:number-columns-repeated="39"/>
        </table:table-row>
        <table:table-row table:style-name="ro1">
          <table:table-cell table:number-columns-repeated="40"/>
        </table:table-row>
        <table:table-row table:style-name="ro1">
          <table:table-cell office:value-type="string">
            <text:p>Entité</text:p>
          </table:table-cell>
          <table:table-cell office:value-type="string">
            <text:p>Mnémonique</text:p>
          </table:table-cell>
          <table:table-cell office:value-type="string">
            <text:p>Signification</text:p>
          </table:table-cell>
          <table:table-cell office:value-type="string">
            <text:p>Type</text:p>
          </table:table-cell>
          <table:table-cell office:value-type="string">
            <text:p>Contrainte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>
            <text:p>alphanumérique (AN)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>
            <text:p>booléen (B)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>
            <text:p>numérique (N)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>
            <text:p>date (D)</text:p>
          </table:table-cell>
          <table:table-cell table:number-columns-repeated="36"/>
        </table:table-row>
        <table:table-row table:style-name="ro1">
          <table:table-cell table:number-columns-repeated="40"/>
        </table:table-row>
        <table:table-row table:style-name="ro1">
          <table:table-cell office:value-type="string">
            <text:p>Federation</text:p>
          </table:table-cell>
          <table:table-cell table:number-columns-repeated="39"/>
        </table:table-row>
        <table:table-row table:style-name="ro1">
          <table:table-cell/>
          <table:table-cell office:value-type="string">
            <text:p>nom_federation</text:p>
          </table:table-cell>
          <table:table-cell office:value-type="string">
            <text:p>nom de la fédération</text:p>
          </table:table-cell>
          <table:table-cell office:value-type="string">
            <text:p>AN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lieu_federation</text:p>
          </table:table-cell>
          <table:table-cell office:value-type="string">
            <text:p>lieu de la fédération</text:p>
          </table:table-cell>
          <table:table-cell office:value-type="string">
            <text:p>AN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 table:number-columns-repeated="40"/>
        </table:table-row>
        <table:table-row table:style-name="ro1">
          <table:table-cell office:value-type="string">
            <text:p>Stade</text:p>
          </table:table-cell>
          <table:table-cell table:number-columns-repeated="39"/>
        </table:table-row>
        <table:table-row table:style-name="ro1">
          <table:table-cell/>
          <table:table-cell office:value-type="string">
            <text:p>nom_stade</text:p>
          </table:table-cell>
          <table:table-cell office:value-type="string">
            <text:p>nom du stade</text:p>
          </table:table-cell>
          <table:table-cell office:value-type="string">
            <text:p>AN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lieu_stade</text:p>
          </table:table-cell>
          <table:table-cell office:value-type="string">
            <text:p>lieu du stade</text:p>
          </table:table-cell>
          <table:table-cell office:value-type="string">
            <text:p>AN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noms_moyen_transport</text:p>
          </table:table-cell>
          <table:table-cell office:value-type="string">
            <text:p>noms des moyens de transport</text:p>
          </table:table-cell>
          <table:table-cell office:value-type="string">
            <text:p>AN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nb_hebergement</text:p>
          </table:table-cell>
          <table:table-cell office:value-type="string">
            <text:p>nombre d’hébergement</text:p>
          </table:table-cell>
          <table:table-cell office:value-type="string">
            <text:p>N</text:p>
          </table:table-cell>
          <table:table-cell table:number-columns-repeated="36"/>
        </table:table-row>
        <table:table-row table:style-name="ro1">
          <table:table-cell table:number-columns-repeated="40"/>
        </table:table-row>
        <table:table-row table:style-name="ro1">
          <table:table-cell office:value-type="string">
            <text:p>Athlete</text:p>
          </table:table-cell>
          <table:table-cell table:number-columns-repeated="39"/>
        </table:table-row>
        <table:table-row table:style-name="ro1">
          <table:table-cell/>
          <table:table-cell office:value-type="string">
            <text:p>nom_athlete</text:p>
          </table:table-cell>
          <table:table-cell office:value-type="string">
            <text:p>nom de l’athlète</text:p>
          </table:table-cell>
          <table:table-cell office:value-type="string">
            <text:p>AN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date_bulletin_inscription_athlete</text:p>
          </table:table-cell>
          <table:table-cell office:value-type="string">
            <text:p>date du bulletin d’inscription de l’athlète</text:p>
          </table:table-cell>
          <table:table-cell office:value-type="string">
            <text:p>D</text:p>
          </table:table-cell>
          <table:table-cell office:value-type="string">
            <text:p>facultatif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date_enregistrement_athlete</text:p>
          </table:table-cell>
          <table:table-cell office:value-type="string">
            <text:p>date de l’enregistrement de l’athlète</text:p>
          </table:table-cell>
          <table:table-cell office:value-type="string">
            <text:p>D</text:p>
          </table:table-cell>
          <table:table-cell office:value-type="string">
            <text:p>facultatif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date_agrément_carte</text:p>
          </table:table-cell>
          <table:table-cell office:value-type="string">
            <text:p>date de l’agrément de la carte de l’athlète</text:p>
          </table:table-cell>
          <table:table-cell office:value-type="string">
            <text:p>D</text:p>
          </table:table-cell>
          <table:table-cell office:value-type="string">
            <text:p>facultatif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obtention_carte_agrement</text:p>
          </table:table-cell>
          <table:table-cell office:value-type="string">
            <text:p>obtention de la carte d’agrément</text:p>
          </table:table-cell>
          <table:table-cell office:value-type="string">
            <text:p>B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reponse_participation_athlete</text:p>
          </table:table-cell>
          <table:table-cell office:value-type="string">
            <text:p>reponse obtenu de la participation de l’athlète</text:p>
          </table:table-cell>
          <table:table-cell office:value-type="string">
            <text:p>B</text:p>
          </table:table-cell>
          <table:table-cell office:value-type="string">
            <text:p>Accepter ou refuser 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nb_point_athlete</text:p>
          </table:table-cell>
          <table:table-cell office:value-type="string">
            <text:p>nom de points de l’athlète</text:p>
          </table:table-cell>
          <table:table-cell office:value-type="string">
            <text:p>N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 table:number-columns-repeated="40"/>
        </table:table-row>
        <table:table-row table:style-name="ro1">
          <table:table-cell office:value-type="string">
            <text:p>Rencontre_athletisme</text:p>
          </table:table-cell>
          <table:table-cell table:number-columns-repeated="39"/>
        </table:table-row>
        <table:table-row table:style-name="ro1">
          <table:table-cell/>
          <table:table-cell office:value-type="string">
            <text:p>nom_rencontre</text:p>
          </table:table-cell>
          <table:table-cell office:value-type="string">
            <text:p>nom de la rencontre</text:p>
          </table:table-cell>
          <table:table-cell office:value-type="string">
            <text:p>AN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date_rencontre</text:p>
          </table:table-cell>
          <table:table-cell office:value-type="string">
            <text:p>date de la rencontre</text:p>
          </table:table-cell>
          <table:table-cell office:value-type="string">
            <text:p>D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heure_rencontre</text:p>
          </table:table-cell>
          <table:table-cell office:value-type="string">
            <text:p>heure de la rencontre</text:p>
          </table:table-cell>
          <table:table-cell office:value-type="string">
            <text:p>N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lieu_rencontre</text:p>
          </table:table-cell>
          <table:table-cell office:value-type="string">
            <text:p>lieu de la rencontre</text:p>
          </table:table-cell>
          <table:table-cell office:value-type="string">
            <text:p>AN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>
            <text:p>Discipline</text:p>
          </table:table-cell>
          <table:table-cell table:number-columns-repeated="39"/>
        </table:table-row>
        <table:table-row table:style-name="ro1">
          <table:table-cell/>
          <table:table-cell office:value-type="string">
            <text:p>nom_discipline</text:p>
          </table:table-cell>
          <table:table-cell office:value-type="string">
            <text:p>nom de la discipline</text:p>
          </table:table-cell>
          <table:table-cell office:value-type="string">
            <text:p>AN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max_participant_discipline</text:p>
          </table:table-cell>
          <table:table-cell office:value-type="string">
            <text:p>nombre maximum de participants</text:p>
          </table:table-cell>
          <table:table-cell office:value-type="string">
            <text:p>N 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 table:number-columns-repeated="40"/>
        </table:table-row>
        <table:table-row table:style-name="ro1">
          <table:table-cell office:value-type="string">
            <text:p>Comite</text:p>
          </table:table-cell>
          <table:table-cell table:number-columns-repeated="39"/>
        </table:table-row>
        <table:table-row table:style-name="ro1">
          <table:table-cell/>
          <table:table-cell office:value-type="string">
            <text:p>nom_comite</text:p>
          </table:table-cell>
          <table:table-cell office:value-type="string">
            <text:p>nom du comité</text:p>
          </table:table-cell>
          <table:table-cell office:value-type="string">
            <text:p>AN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lieu_comite</text:p>
          </table:table-cell>
          <table:table-cell office:value-type="string">
            <text:p>lieu du comité</text:p>
          </table:table-cell>
          <table:table-cell office:value-type="string">
            <text:p>AN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 table:number-columns-repeated="40"/>
        </table:table-row>
        <table:table-row table:style-name="ro1">
          <table:table-cell office:value-type="string">
            <text:p>Grand_prix</text:p>
          </table:table-cell>
          <table:table-cell table:number-columns-repeated="39"/>
        </table:table-row>
        <table:table-row table:style-name="ro1">
          <table:table-cell/>
          <table:table-cell office:value-type="string">
            <text:p>nom_grand_prix</text:p>
          </table:table-cell>
          <table:table-cell office:value-type="string">
            <text:p>nom du grand prix</text:p>
          </table:table-cell>
          <table:table-cell office:value-type="string">
            <text:p>AN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lieu_grand_prix</text:p>
          </table:table-cell>
          <table:table-cell office:value-type="string">
            <text:p>lieu du grand prix</text:p>
          </table:table-cell>
          <table:table-cell office:value-type="string">
            <text:p>AN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nom_vainqueur</text:p>
          </table:table-cell>
          <table:table-cell office:value-type="string">
            <text:p>nom du vainqueur</text:p>
          </table:table-cell>
          <table:table-cell office:value-type="string">
            <text:p>AN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date_grand_prix</text:p>
          </table:table-cell>
          <table:table-cell office:value-type="string">
            <text:p>date du déroulement du grand prix</text:p>
          </table:table-cell>
          <table:table-cell office:value-type="string">
            <text:p>D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points_vainqueur</text:p>
          </table:table-cell>
          <table:table-cell office:value-type="string">
            <text:p>points obtenus du vainqueur</text:p>
          </table:table-cell>
          <table:table-cell office:value-type="string">
            <text:p>N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temps_vainqueur</text:p>
          </table:table-cell>
          <table:table-cell office:value-type="string">
            <text:p>temps obtenus du vainqueur</text:p>
          </table:table-cell>
          <table:table-cell table:number-columns-repeated="37"/>
        </table:table-row>
        <table:table-row table:style-name="ro1">
          <table:table-cell/>
          <table:table-cell office:value-type="string">
            <text:p>date_record</text:p>
          </table:table-cell>
          <table:table-cell office:value-type="string">
            <text:p>date du record</text:p>
          </table:table-cell>
          <table:table-cell office:value-type="string">
            <text:p>D</text:p>
          </table:table-cell>
          <table:table-cell office:value-type="string">
            <text:p>facultatif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homologation_record</text:p>
          </table:table-cell>
          <table:table-cell office:value-type="string">
            <text:p>homologation du record</text:p>
          </table:table-cell>
          <table:table-cell office:value-type="string">
            <text:p>B</text:p>
          </table:table-cell>
          <table:table-cell office:value-type="string">
            <text:p>facultatif</text:p>
          </table:table-cell>
          <table:table-cell table:number-columns-repeated="35"/>
        </table:table-row>
        <table:table-row table:style-name="ro1">
          <table:table-cell table:number-columns-repeated="40"/>
        </table:table-row>
        <table:table-row table:style-name="ro1">
          <table:table-cell office:value-type="string">
            <text:p>Participants</text:p>
          </table:table-cell>
          <table:table-cell table:number-columns-repeated="39"/>
        </table:table-row>
        <table:table-row table:style-name="ro1">
          <table:table-cell/>
          <table:table-cell office:value-type="string">
            <text:p>nom_participant</text:p>
          </table:table-cell>
          <table:table-cell office:value-type="string">
            <text:p>nom du participant</text:p>
          </table:table-cell>
          <table:table-cell office:value-type="string">
            <text:p>AN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date_participant</text:p>
          </table:table-cell>
          <table:table-cell office:value-type="string">
            <text:p>date de participation</text:p>
          </table:table-cell>
          <table:table-cell office:value-type="string">
            <text:p>D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heure_participation</text:p>
          </table:table-cell>
          <table:table-cell office:value-type="string">
            <text:p>heure de participation</text:p>
          </table:table-cell>
          <table:table-cell office:value-type="string">
            <text:p>N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niveau_qualification</text:p>
          </table:table-cell>
          <table:table-cell office:value-type="string">
            <text:p>niveau de qualification du participant</text:p>
          </table:table-cell>
          <table:table-cell office:value-type="string">
            <text:p>AN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temps_realiser</text:p>
          </table:table-cell>
          <table:table-cell office:value-type="string">
            <text:p>temps réalisé du participant</text:p>
          </table:table-cell>
          <table:table-cell office:value-type="string">
            <text:p>N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>
            <text:p>Epreuve</text:p>
          </table:table-cell>
          <table:table-cell table:number-columns-repeated="39"/>
        </table:table-row>
        <table:table-row table:style-name="ro1">
          <table:table-cell/>
          <table:table-cell office:value-type="string">
            <text:p>nom_epreuve</text:p>
          </table:table-cell>
          <table:table-cell office:value-type="string">
            <text:p>nom de l’épreuve</text:p>
          </table:table-cell>
          <table:table-cell office:value-type="string">
            <text:p>AN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date_epreuve</text:p>
          </table:table-cell>
          <table:table-cell office:value-type="string">
            <text:p>date de l’épreuve</text:p>
          </table:table-cell>
          <table:table-cell office:value-type="string">
            <text:p>D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heure-epreuve</text:p>
          </table:table-cell>
          <table:table-cell office:value-type="string">
            <text:p>heure de l’épreuve</text:p>
          </table:table-cell>
          <table:table-cell office:value-type="string">
            <text:p>N 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lieu_epreuve</text:p>
          </table:table-cell>
          <table:table-cell office:value-type="string">
            <text:p>lieu de l’épreuve</text:p>
          </table:table-cell>
          <table:table-cell office:value-type="string">
            <text:p>AN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niveau_epreuve</text:p>
          </table:table-cell>
          <table:table-cell office:value-type="string">
            <text:p>niveau de l’épreuve</text:p>
          </table:table-cell>
          <table:table-cell office:value-type="string">
            <text:p>AN</text:p>
          </table:table-cell>
          <table:table-cell office:value-type="string">
            <text:p>obligatoire</text:p>
          </table:table-cell>
          <table:table-cell table:number-columns-repeated="35"/>
        </table:table-row>
        <table:table-row table:style-name="ro1" table:number-rows-repeated="4">
          <table:table-cell table:number-columns-repeated="40"/>
        </table:table-row>
        <table:table-row table:style-name="ro1">
          <table:table-cell/>
          <table:table-cell office:value-type="string">
            <text:p>nom_federation</text:p>
          </table:table-cell>
          <table:table-cell office:value-type="string">
            <text:p>lieu_federation</text:p>
          </table:table-cell>
          <table:table-cell office:value-type="string">
            <text:p>nom_stade</text:p>
          </table:table-cell>
          <table:table-cell office:value-type="string">
            <text:p>lieu_stade</text:p>
          </table:table-cell>
          <table:table-cell office:value-type="string">
            <text:p>noms_moyen_transport</text:p>
          </table:table-cell>
          <table:table-cell office:value-type="string">
            <text:p>nb_hebergement</text:p>
          </table:table-cell>
          <table:table-cell office:value-type="string">
            <text:p>nom_athlete</text:p>
          </table:table-cell>
          <table:table-cell office:value-type="string">
            <text:p>date_bulletin_inscription_athlete</text:p>
          </table:table-cell>
          <table:table-cell office:value-type="string">
            <text:p>date_enregistrement_athlete</text:p>
          </table:table-cell>
          <table:table-cell office:value-type="string">
            <text:p>date_agrément_carte</text:p>
          </table:table-cell>
          <table:table-cell office:value-type="string">
            <text:p>obtention_carte_agrement</text:p>
          </table:table-cell>
          <table:table-cell office:value-type="string">
            <text:p>reponse_participation_athlete</text:p>
          </table:table-cell>
          <table:table-cell office:value-type="string">
            <text:p>nb_point_athlete</text:p>
          </table:table-cell>
          <table:table-cell office:value-type="string">
            <text:p>nom_rencontre</text:p>
          </table:table-cell>
          <table:table-cell office:value-type="string">
            <text:p>date_rencontre</text:p>
          </table:table-cell>
          <table:table-cell office:value-type="string">
            <text:p>heure_rencontre</text:p>
          </table:table-cell>
          <table:table-cell office:value-type="string">
            <text:p>lieu_rencontre</text:p>
          </table:table-cell>
          <table:table-cell office:value-type="string">
            <text:p>nom_discipline</text:p>
          </table:table-cell>
          <table:table-cell office:value-type="string">
            <text:p>max_participant_discipline</text:p>
          </table:table-cell>
          <table:table-cell office:value-type="string">
            <text:p>nom_comite</text:p>
          </table:table-cell>
          <table:table-cell office:value-type="string">
            <text:p>lieu_comite</text:p>
          </table:table-cell>
          <table:table-cell office:value-type="string">
            <text:p>nom_grand_prix</text:p>
          </table:table-cell>
          <table:table-cell office:value-type="string">
            <text:p>lieu_grand_prix</text:p>
          </table:table-cell>
          <table:table-cell office:value-type="string">
            <text:p>nom_vainqueur</text:p>
          </table:table-cell>
          <table:table-cell office:value-type="string">
            <text:p>date_grand_prix</text:p>
          </table:table-cell>
          <table:table-cell office:value-type="string">
            <text:p>points_vainqueur</text:p>
          </table:table-cell>
          <table:table-cell office:value-type="string">
            <text:p>temps_vainqueur</text:p>
          </table:table-cell>
          <table:table-cell office:value-type="string">
            <text:p>date_record</text:p>
          </table:table-cell>
          <table:table-cell office:value-type="string">
            <text:p>homologation_record</text:p>
          </table:table-cell>
          <table:table-cell office:value-type="string">
            <text:p>nom_participant</text:p>
          </table:table-cell>
          <table:table-cell office:value-type="string">
            <text:p>date_participant</text:p>
          </table:table-cell>
          <table:table-cell office:value-type="string">
            <text:p>heure_participation</text:p>
          </table:table-cell>
          <table:table-cell office:value-type="string">
            <text:p>niveau_qualification</text:p>
          </table:table-cell>
          <table:table-cell office:value-type="string">
            <text:p>temps_realiser</text:p>
          </table:table-cell>
          <table:table-cell office:value-type="string">
            <text:p>nom_epreuve</text:p>
          </table:table-cell>
          <table:table-cell office:value-type="string">
            <text:p>date_epreuve</text:p>
          </table:table-cell>
          <table:table-cell office:value-type="string">
            <text:p>Heure-epreuve</text:p>
          </table:table-cell>
          <table:table-cell office:value-type="string">
            <text:p>lieu_epreuve</text:p>
          </table:table-cell>
          <table:table-cell office:value-type="string">
            <text:p>niveau_epreuve</text:p>
          </table:table-cell>
        </table:table-row>
        <table:table-row table:style-name="ro1">
          <table:table-cell office:value-type="string">
            <text:p>nom_federation</text:p>
          </table:table-cell>
          <table:table-cell table:number-columns-repeated="39"/>
        </table:table-row>
        <table:table-row table:style-name="ro1">
          <table:table-cell office:value-type="string">
            <text:p>lieu_federation</text:p>
          </table:table-cell>
          <table:table-cell table:number-columns-repeated="39"/>
        </table:table-row>
        <table:table-row table:style-name="ro1">
          <table:table-cell office:value-type="string">
            <text:p>nom_stade</text:p>
          </table:table-cell>
          <table:table-cell table:number-columns-repeated="39"/>
        </table:table-row>
        <table:table-row table:style-name="ro1">
          <table:table-cell office:value-type="string">
            <text:p>lieu_stade</text:p>
          </table:table-cell>
          <table:table-cell table:number-columns-repeated="39"/>
        </table:table-row>
        <table:table-row table:style-name="ro1">
          <table:table-cell office:value-type="string">
            <text:p>noms_moyen_transport</text:p>
          </table:table-cell>
          <table:table-cell table:number-columns-repeated="39"/>
        </table:table-row>
        <table:table-row table:style-name="ro1">
          <table:table-cell office:value-type="string">
            <text:p>nb_hebergement</text:p>
          </table:table-cell>
          <table:table-cell table:number-columns-repeated="39"/>
        </table:table-row>
        <table:table-row table:style-name="ro1">
          <table:table-cell office:value-type="string">
            <text:p>nom_athlete</text:p>
          </table:table-cell>
          <table:table-cell table:number-columns-repeated="39"/>
        </table:table-row>
        <table:table-row table:style-name="ro1">
          <table:table-cell office:value-type="string">
            <text:p>date_bulletin_inscription_athlete</text:p>
          </table:table-cell>
          <table:table-cell table:number-columns-repeated="39"/>
        </table:table-row>
        <table:table-row table:style-name="ro1">
          <table:table-cell office:value-type="string">
            <text:p>date_enregistrement_athlete</text:p>
          </table:table-cell>
          <table:table-cell table:number-columns-repeated="39"/>
        </table:table-row>
        <table:table-row table:style-name="ro1">
          <table:table-cell office:value-type="string">
            <text:p>date_enregistrement_athlete</text:p>
          </table:table-cell>
          <table:table-cell table:number-columns-repeated="39"/>
        </table:table-row>
        <table:table-row table:style-name="ro1">
          <table:table-cell office:value-type="string">
            <text:p>date_agrément_carte</text:p>
          </table:table-cell>
          <table:table-cell table:number-columns-repeated="39"/>
        </table:table-row>
        <table:table-row table:style-name="ro1">
          <table:table-cell office:value-type="string">
            <text:p>obtention_carte_agrement</text:p>
          </table:table-cell>
          <table:table-cell table:number-columns-repeated="39"/>
        </table:table-row>
        <table:table-row table:style-name="ro1">
          <table:table-cell office:value-type="string">
            <text:p>reponse_participation_athlete</text:p>
          </table:table-cell>
          <table:table-cell table:number-columns-repeated="39"/>
        </table:table-row>
        <table:table-row table:style-name="ro1">
          <table:table-cell office:value-type="string">
            <text:p>nb_point_athlete</text:p>
          </table:table-cell>
          <table:table-cell table:number-columns-repeated="39"/>
        </table:table-row>
        <table:table-row table:style-name="ro1">
          <table:table-cell office:value-type="string">
            <text:p>nom_rencontre</text:p>
          </table:table-cell>
          <table:table-cell table:number-columns-repeated="39"/>
        </table:table-row>
        <table:table-row table:style-name="ro1">
          <table:table-cell office:value-type="string">
            <text:p>date_rencontre</text:p>
          </table:table-cell>
          <table:table-cell table:number-columns-repeated="39"/>
        </table:table-row>
        <table:table-row table:style-name="ro1">
          <table:table-cell office:value-type="string">
            <text:p>heure_rencontre</text:p>
          </table:table-cell>
          <table:table-cell table:number-columns-repeated="39"/>
        </table:table-row>
        <table:table-row table:style-name="ro1">
          <table:table-cell office:value-type="string">
            <text:p>lieu_rencontre</text:p>
          </table:table-cell>
          <table:table-cell table:number-columns-repeated="39"/>
        </table:table-row>
        <table:table-row table:style-name="ro1">
          <table:table-cell office:value-type="string">
            <text:p>nom_discipline</text:p>
          </table:table-cell>
          <table:table-cell table:number-columns-repeated="39"/>
        </table:table-row>
        <table:table-row table:style-name="ro1">
          <table:table-cell office:value-type="string">
            <text:p>max_participant_discipline</text:p>
          </table:table-cell>
          <table:table-cell table:number-columns-repeated="39"/>
        </table:table-row>
        <table:table-row table:style-name="ro1">
          <table:table-cell office:value-type="string">
            <text:p>nom_comite</text:p>
          </table:table-cell>
          <table:table-cell table:number-columns-repeated="39"/>
        </table:table-row>
        <table:table-row table:style-name="ro1">
          <table:table-cell office:value-type="string">
            <text:p>lieu_comite</text:p>
          </table:table-cell>
          <table:table-cell table:number-columns-repeated="39"/>
        </table:table-row>
        <table:table-row table:style-name="ro1">
          <table:table-cell office:value-type="string">
            <text:p>nom_grand_prix</text:p>
          </table:table-cell>
          <table:table-cell table:number-columns-repeated="39"/>
        </table:table-row>
        <table:table-row table:style-name="ro1">
          <table:table-cell office:value-type="string">
            <text:p>lieu_grand_prix</text:p>
          </table:table-cell>
          <table:table-cell table:number-columns-repeated="39"/>
        </table:table-row>
        <table:table-row table:style-name="ro1">
          <table:table-cell office:value-type="string">
            <text:p>nom_vainqueur</text:p>
          </table:table-cell>
          <table:table-cell table:number-columns-repeated="39"/>
        </table:table-row>
        <table:table-row table:style-name="ro1">
          <table:table-cell office:value-type="string">
            <text:p>date_grand_prix</text:p>
          </table:table-cell>
          <table:table-cell table:number-columns-repeated="39"/>
        </table:table-row>
        <table:table-row table:style-name="ro1">
          <table:table-cell office:value-type="string">
            <text:p>points_vainqueur</text:p>
          </table:table-cell>
          <table:table-cell table:number-columns-repeated="39"/>
        </table:table-row>
        <table:table-row table:style-name="ro1">
          <table:table-cell office:value-type="string">
            <text:p>temps_vainqueur</text:p>
          </table:table-cell>
          <table:table-cell table:number-columns-repeated="39"/>
        </table:table-row>
        <table:table-row table:style-name="ro1">
          <table:table-cell office:value-type="string">
            <text:p>date_record</text:p>
          </table:table-cell>
          <table:table-cell table:number-columns-repeated="39"/>
        </table:table-row>
        <table:table-row table:style-name="ro1">
          <table:table-cell office:value-type="string">
            <text:p>homologation_record</text:p>
          </table:table-cell>
          <table:table-cell table:number-columns-repeated="39"/>
        </table:table-row>
        <table:table-row table:style-name="ro1">
          <table:table-cell office:value-type="string">
            <text:p>nom_participant</text:p>
          </table:table-cell>
          <table:table-cell table:number-columns-repeated="39"/>
        </table:table-row>
        <table:table-row table:style-name="ro1">
          <table:table-cell office:value-type="string">
            <text:p>date_participant</text:p>
          </table:table-cell>
          <table:table-cell table:number-columns-repeated="39"/>
        </table:table-row>
        <table:table-row table:style-name="ro1">
          <table:table-cell office:value-type="string">
            <text:p>heure_participation</text:p>
          </table:table-cell>
          <table:table-cell table:number-columns-repeated="39"/>
        </table:table-row>
        <table:table-row table:style-name="ro1">
          <table:table-cell office:value-type="string">
            <text:p>niveau_qualification</text:p>
          </table:table-cell>
          <table:table-cell table:number-columns-repeated="39"/>
        </table:table-row>
        <table:table-row table:style-name="ro1">
          <table:table-cell office:value-type="string">
            <text:p>temps_realiser</text:p>
          </table:table-cell>
          <table:table-cell table:number-columns-repeated="39"/>
        </table:table-row>
        <table:table-row table:style-name="ro1">
          <table:table-cell office:value-type="string">
            <text:p>nom_epreuve</text:p>
          </table:table-cell>
          <table:table-cell table:number-columns-repeated="39"/>
        </table:table-row>
        <table:table-row table:style-name="ro1">
          <table:table-cell office:value-type="string">
            <text:p>date_epreuve</text:p>
          </table:table-cell>
          <table:table-cell table:number-columns-repeated="39"/>
        </table:table-row>
        <table:table-row table:style-name="ro1">
          <table:table-cell office:value-type="string">
            <text:p>heure-epreuve</text:p>
          </table:table-cell>
          <table:table-cell table:number-columns-repeated="39"/>
        </table:table-row>
        <table:table-row table:style-name="ro1">
          <table:table-cell office:value-type="string">
            <text:p>lieu_epreuve</text:p>
          </table:table-cell>
          <table:table-cell table:number-columns-repeated="39"/>
        </table:table-row>
        <table:table-row table:style-name="ro1">
          <table:table-cell office:value-type="string">
            <text:p>niveau_epreuve</text:p>
          </table:table-cell>
          <table:table-cell table:number-columns-repeated="3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7">27/07/2020</text:date>, <text:time>12:2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4T10:55:02.662000000</meta:creation-date>
    <dc:date>2020-07-27T12:25:24.17</dc:date>
    <meta:editing-duration>PT50M8S</meta:editing-duration>
    <meta:editing-cycles>7</meta:editing-cycles>
    <meta:generator>OpenOffice/4.1.3$Win32 OpenOffice.org_project/413m1$Build-9783</meta:generator>
    <meta:document-statistic meta:table-count="1" meta:cell-count="250" meta:object-count="0"/>
  </office:meta>
</office:document-meta>
</file>